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allread</text:p>
          </table:table-cell>
          <table:covered-table-cell table:number-columns-repeated="3" table:style-name="ce1"/>
          <table:table-cell table:style-name="ce3" office:value-type="string" calcext:value-type="string" table:number-columns-spanned="4" table:number-rows-spanned="1">
            <text:p>oneread</text:p>
          </table:table-cell>
          <table:covered-table-cell table:number-columns-repeated="3" table:style-name="ce1"/>
          <table:table-cell table:style-name="ce2"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ral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2.92*10^6" office:value-type="float" office:value="2920000" calcext:value-type="float">
            <text:p>2920000</text:p>
          </table:table-cell>
          <table:table-cell office:value-type="float" office:value="4660000" calcext:value-type="float">
            <text:p>4660000</text:p>
          </table:table-cell>
          <table:table-cell office:value-type="float" office:value="6300000" calcext:value-type="float">
            <text:p>6300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ja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1.69*10^7" office:value-type="float" office:value="16900000" calcext:value-type="float">
            <text:p>16900000</text:p>
          </table:table-cell>
          <table:table-cell office:value-type="float" office:value="28700000" calcext:value-type="float">
            <text:p>28700000</text:p>
          </table:table-cell>
          <table:table-cell office:value-type="float" office:value="38400000" calcext:value-type="float">
            <text:p>38400000</text:p>
          </table:table-cell>
          <table:table-cell table:number-columns-repeated="1015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01:15:38.395871700</meta:creation-date>
    <dc:date>2015-01-26T02:18:30.364489543</dc:date>
    <meta:editing-duration>PT47M40S</meta:editing-duration>
    <meta:editing-cycles>3</meta:editing-cycles>
    <meta:generator>LibreOffice/4.2.7.2$Linux_X86_64 LibreOffice_project/420m0$Build-2</meta:generator>
    <meta:document-statistic meta:table-count="1" meta:cell-count="28" meta:object-count="0"/>
  </office:meta>
</office:document-meta>
</file>